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e47c" officeooo:paragraph-rsid="001ee4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hup recon-all -autorecon-pial -subjid FS_OB006 -debug &amp;</text:p>
      <text:p text:style-name="P1"/>
      <text:p text:style-name="P1"/>
      <text:p text:style-name="P1"><text:bookmark-start text:name="__DdeLink__2_1224810478"/>freeview -v \</text:p>
      <text:p text:style-name="P1">FS_OB006/mri/T1.mgz \</text:p>
      <text:p text:style-name="P1">FS_OB006/mri/brainmask.mgz \</text:p>
      <text:p text:style-name="P1">-f FS_OB006/surf/lh.white:edgecolor=blue \</text:p>
      <text:p text:style-name="P1">FS_OB006/surf/lh.pial:edgecolor=red \</text:p>
      <text:p text:style-name="P1">FS_OB006/surf/rh.white:edgecolor=blue \</text:p>
      <text:p text:style-name="P1">FS_OB006/surf/rh.pial:edgecolor=red<text:bookmark-end text:name="__DdeLink__2_122481047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19:39:10.326214135</meta:creation-date>
    <dc:date>2015-05-04T19:52:30.529643108</dc:date>
    <meta:editing-duration>P0D</meta:editing-duration>
    <meta:editing-cycles>1</meta:editing-cycles>
    <meta:document-statistic meta:table-count="0" meta:image-count="0" meta:object-count="0" meta:page-count="1" meta:paragraph-count="8" meta:word-count="22" meta:character-count="273" meta:non-whitespace-character-count="258"/>
    <meta:generator>LibreOffice/4.2.7.2$Linux_X86_64 LibreOffice_project/420m0$Build-2</meta:generator>
  </office:meta>
</office:document-meta>
</file>